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 svg:font-family="'Times New Roman'" style:font-family-generic="roman"/>
    <style:font-face style:name="Arial Unicode MS1" svg:font-family="'Arial Unicode MS'" style:font-family-generic="swiss"/>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tyle="italic" officeooo:rsid="00052245" officeooo:paragraph-rsid="00052245" style:font-style-asian="italic" style:font-style-complex="italic"/>
    </style:style>
    <style:style style:name="P2" style:family="paragraph" style:parent-style-name="Standard">
      <style:text-properties fo:font-size="14pt" fo:font-style="normal" style:text-underline-style="solid" style:text-underline-width="auto" style:text-underline-color="font-color" fo:font-weight="bold" officeooo:rsid="00052245" officeooo:paragraph-rsid="00052245" style:font-size-asian="12.25pt" style:font-style-asian="normal" style:font-weight-asian="bold" style:font-size-complex="14pt" style:font-style-complex="normal" style:font-weight-complex="bold"/>
    </style:style>
    <style:style style:name="P3"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052245" officeooo:paragraph-rsid="00052245" style:font-size-asian="10.5pt" style:font-style-asian="normal" style:font-weight-asian="bold" style:font-size-complex="12pt" style:font-style-complex="normal" style:font-weight-complex="bold"/>
    </style:style>
    <style:style style:name="P4" style:family="paragraph" style:parent-style-name="Standard">
      <style:text-properties fo:font-size="14pt" fo:font-style="normal" style:text-underline-style="none" fo:font-weight="normal" officeooo:rsid="00052245" officeooo:paragraph-rsid="00052245"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052245" officeooo:paragraph-rsid="00052245"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06e49f" officeooo:paragraph-rsid="00052245"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06e49f" officeooo:paragraph-rsid="0006e49f"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style:text-underline-style="none" fo:font-weight="normal" officeooo:rsid="0006e49f" officeooo:paragraph-rsid="0006e49f"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052245" officeooo:paragraph-rsid="00052245"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rsid="0006e49f" officeooo:paragraph-rsid="00052245"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052245" officeooo:paragraph-rsid="00052245" style:font-size-asian="12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2pt" fo:font-style="italic" style:text-underline-style="none" fo:font-weight="normal" officeooo:rsid="0006e49f" officeooo:paragraph-rsid="00052245"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0b135e" officeooo:paragraph-rsid="000b135e" style:font-size-asian="12pt" style:font-style-asian="italic" style:font-weight-asian="bold" style:font-size-complex="12pt" style:font-style-complex="italic"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6e49f" style:font-weight-asian="normal" style:font-weight-complex="normal"/>
    </style:style>
    <style:style style:name="T4" style:family="text">
      <style:text-properties style:text-underline-style="none" fo:font-weight="normal" officeooo:rsid="0008cdc0" style:font-weight-asian="normal" style:font-weight-complex="normal"/>
    </style:style>
    <style:style style:name="T5" style:family="text">
      <style:text-properties style:text-underline-style="none" fo:font-weight="normal" officeooo:rsid="0009fde5" style:font-weight-asian="normal" style:font-weight-complex="normal"/>
    </style:style>
    <style:style style:name="T6" style:family="text">
      <style:text-properties style:text-underline-style="none" fo:font-weight="normal" officeooo:rsid="000b135e" style:font-weight-asian="normal" style:font-weight-complex="normal"/>
    </style:style>
    <style:style style:name="T7" style:family="text">
      <style:text-properties style:text-underline-style="none" fo:font-weight="normal" officeooo:rsid="000d064c" style:font-weight-asian="normal"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fo:font-weight="normal" officeooo:rsid="0008cdc0" style:font-style-asian="italic" style:font-weight-asian="normal" style:font-style-complex="italic" style:font-weight-complex="normal"/>
    </style:style>
    <style:style style:name="T10" style:family="text">
      <style:text-properties fo:font-style="italic" style:text-underline-style="none" fo:font-weight="normal" officeooo:rsid="0009fde5" style:font-style-asian="italic" style:font-weight-asian="normal" style:font-style-complex="italic" style:font-weight-complex="normal"/>
    </style:style>
    <style:style style:name="T11" style:family="text">
      <style:text-properties fo:font-style="italic" style:text-underline-style="none" fo:font-weight="normal" officeooo:rsid="000d064c"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06e49f" style:font-style-asian="italic" style:font-style-complex="italic"/>
    </style:style>
    <style:style style:name="T14" style:family="text">
      <style:text-properties fo:font-style="italic" style:text-underline-style="none" officeooo:rsid="0009fde5" style:font-style-asian="italic" style:font-style-complex="italic"/>
    </style:style>
    <style:style style:name="T15" style:family="text">
      <style:text-properties fo:font-style="italic" style:text-underline-style="none" officeooo:rsid="000b135e" style:font-style-asian="italic" style:font-style-complex="italic"/>
    </style:style>
    <style:style style:name="T16" style:family="text">
      <style:text-properties fo:font-style="italic" style:text-underline-style="none" officeooo:rsid="000d064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style:text-underline-style="none" style:font-style-asian="normal" style:font-style-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rojet est composé de trois parties, qui seront détaillées séparément :</text:p>
      <text:p text:style-name="P1"><text:tab/>- Le virus en lui-même</text:p>
      <text:p text:style-name="P1"><text:tab/>- Le traitement des données récupérées</text:p>
      <text:p text:style-name="P1"><text:tab/>- La recherche de mot-de-passe.</text:p>
      <text:p text:style-name="P1"/>
      <text:p text:style-name="P2">I – Le virus keylog</text:p>
      <text:p text:style-name="P2"/>
      <text:p text:style-name="P2">II – Le traitement des données</text:p>
      <text:p text:style-name="P4"/>
      <text:p text:style-name="P3"><text:span text:style-name="T2"><text:tab/>Le keylog envoie les données collectées sous forme de fichiers csv, qui forment un tableau </text:span><draw:frame draw:style-name="fr1" draw:name="Objet1" text:anchor-type="as-char" svg:y="-0.377cm" svg:width="0.99cm" svg:height="0.467cm" draw:z-index="0"><draw:object xlink:href="./Object 1" xlink:type="simple" xlink:show="embed" xlink:actuate="onLoad"/><draw:image xlink:href="./ObjectReplacements/Object 1" xlink:type="simple" xlink:show="embed" xlink:actuate="onLoad"/></draw:frame><text:span text:style-name="T2">, avec n le nombre de caractères collectés, au format (caractère, temps).</text:span></text:p>
      <text:p text:style-name="P3"><text:span text:style-name="T2"><text:tab/>Les premières étapes consistent donc à récupérer les données depuis le server et à transformer le tableau csv en un objet manipulable par Python : c’est le rôle du petit module </text:span><text:span text:style-name="T12">manipule_csv.py</text:span><text:span text:style-name="T2">. Celui-ci. permet de télécharger et d’extraire les données du serveur, puis de convertir les csv en une liste de taille n de tuples de taille 2 au format (str, str) à l’aide de la fonction </text:span><text:span text:style-name="T12">parse_csv</text:span><text:span text:style-name="T2"> ou au format (str, float) à l’aide de </text:span><text:span text:style-name="T12">parse_data</text:span><text:span text:style-name="T2">. Les tuples ont été choisis plutôt que les listes pour éviter les modification involontaires des caractères.</text:span></text:p>
      <text:p text:style-name="P5"><text:tab/></text:p>
      <text:p text:style-name="P3"><text:span text:style-name="T2"><text:tab/>On obtient alors une liste contenant tous les caractères enregistrés et leurs temps associés dans l’ordre. Toutefois, cette liste est plus ou moins inutilisable : en effet, le virus n’est capable d’enregistrer que les </text:span><text:span text:style-name="T8">touches qui ont été pressées</text:span><text:span text:style-name="T2">, et non les </text:span><text:span text:style-name="T8">caractères réels qui ont été écrits</text:span><text:span text:style-name="T2">. Par exemple, si l’opérateur </text:span><text:span text:style-name="T3">a écrit :</text:span></text:p>
      <text:p text:style-name="P6"/>
      <text:p text:style-name="P8">Inouïe</text:p>
      <text:p text:style-name="P8"/>
      <text:p text:style-name="P7"><text:tab/>Le virus aura quant à lui détecté :</text:p>
      <text:p text:style-name="P7"/>
      <text:p text:style-name="P8">shift, i, shift, n, o, u, ¨, i, e</text:p>
      <text:p text:style-name="P9"/>
      <text:p text:style-name="P11"><text:span text:style-name="T2"><text:tab/></text:span><text:span text:style-name="T3">D’où la nécessité de faire subir aux données une série de traitements visant à les rendre compréhensibles. C’est le rôle du module </text:span><text:span text:style-name="T13">refine.py</text:span><text:span text:style-name="T3">.</text:span></text:p>
      <text:p text:style-name="P11"><text:span text:style-name="T3"/></text:p>
      <text:p text:style-name="P13"><text:span text:style-name="T3">R</text:span><text:span text:style-name="T2">emarque : une fonction tutoriel est incluse dans le module. Tapez </text:span><text:span text:style-name="T1">help(tutoriel)</text:span><text:span text:style-name="T19"> </text:span><text:span text:style-name="T2">pour recevoir de l’aide quant à l’utilisation du module.</text:span></text:p>
      <text:p text:style-name="P10"/>
      <text:p text:style-name="P11"><text:span text:style-name="T3"><text:tab/>Celui-ci est composé de quantre fonctions principales, opérant sur le même principe : </text:span><text:span text:style-name="T13">fine, fine_str, fine_accent</text:span><text:span text:style-name="T3"> et</text:span><text:span text:style-name="T13"> fine_backspace</text:span><text:span text:style-name="T3">, traitant respectivement les majuscules et les alt, les caractères auxquels ont été attribués un nom spécial pour éviter les conflits, les accents (aigu, grave, circonflexe et tréma) </text:span><text:span text:style-name="T4">et les </text:span><text:span text:style-name="T9">backspace</text:span><text:span text:style-name="T4"> (touche « supprimer »). </text:span><text:span text:style-name="T5">Pour ce faire, la liste est balayée et les caractères sont comparés à l’aide de dictionnaires pré-établis qui permettent un remplacement. Lorsqu’il est nécessaire de supprimer des caractères (par exemple </text:span><text:span text:style-name="T10">shift</text:span><text:span text:style-name="T5">, </text:span><text:span text:style-name="T10">alt</text:span><text:span text:style-name="T5"> ou encore </text:span><text:span text:style-name="T10">^e</text:span><text:span text:style-name="T5"> qui devient</text:span><text:span text:style-name="T10"> ê</text:span><text:span text:style-name="T5">), les indices des caractères sont stockés dans une liste temporaire, puis la liste de données est balayée </text:span><text:span text:style-name="T10">à l’envers</text:span><text:span text:style-name="T5"> afin d’éviter tout risque d’erreur type </text:span><text:span text:style-name="T10">out of range</text:span><text:span text:style-name="T5">.</text:span></text:p>
      <text:p text:style-name="P11"><text:span text:style-name="T5"><text:tab/>Nous avons décidé de stocker les dictionnaires en dur dans des fichiers csv plutôt que des les coder directement dans le programme, pour des raisons de lisibilité mais aussi de praticité : en effet, lorsque lesdits dictionnaires devenaient conséquents en taille, il était bien plus facile d’apporter des modification à un tableau csv que directement dans Python. Ceux-ci sont rangés dans le dossier traitement/dictionnaires ; leur emplacement ou leur nom ne doit surtout pas être modifié, sinon le programme sera incapable de les trouver.</text:span></text:p>
      <text:p text:style-name="P11"><text:span text:style-name="T5"><text:tab/>Une fonction </text:span><text:span text:style-name="T14">butcher_cut</text:span><text:span text:style-name="T5"> permet de retirer tout caractère indésirable qui n’aurait pas été traité au préalable, par exemple un </text:span><text:span text:style-name="T10">delete</text:span><text:span text:style-name="T5"> pour lequel le programme n’aurait pas trouvé de caractère à supprimer, ou encore des caractères tels que </text:span><text:span text:style-name="T10">up</text:span><text:span text:style-name="T5"> ou </text:span><text:span text:style-name="T10">f4</text:span><text:span text:style-name="T5">. </text:span></text:p>
      <text:p text:style-name="P11"><text:soft-page-break/><text:span text:style-name="T5"><text:tab/>Ces cinq fonctions de traitement on été rassemblés en une seule : </text:span><text:span text:style-name="T14">refine</text:span><text:span text:style-name="T5">. Pour éviter toute perte de donnée, nous avons néanmoins choisi de laisser à l’opérateur le choix de les exécuter séparément. De même, </text:span><text:span text:style-name="T14">fine</text:span><text:span text:style-name="T5"> permet en option de ne pas traiter les majuscules ou les alt, dans une optique d’adaptabilité.</text:span></text:p>
      <text:p text:style-name="P11"><text:span text:style-name="T5"><text:tab/></text:span><text:span text:style-name="T6">Nous avons ajouté une fonction </text:span><text:span text:style-name="T15">discriminate</text:span><text:span text:style-name="T6">, ayant pour but de séparer la première liste de données en de multiples sous-listes sur des critères simples, afin de faciliter la recherche ultérieure de mot-de-passe selon la logique diviser pour mieux régner. Nous avons pour cela considéré que certains critères permettaient d’affirmer avec une quasi certitude qu’un mot-de-passe ne se trouvera pas coupé entre deux sous-listes. La localisation d’une touche </text:span><text:span text:style-name="T15">enter</text:span><text:span text:style-name="T6"> est un critère discriminant, tout d’abord parce qu’un mot-de-passe ne peut évidemment pas la contenir, mais aussi parce que c’est généralement la touche que l’on presse pour valider ledit mot-de-passe. C’est aussi en ce but que chaque touche enregistrée vient avec un temps associé, le temps écoulé depuis que la dernière touche a été pressée. On peut préciser en argument de </text:span><text:span text:style-name="T15">discriminate</text:span><text:span text:style-name="T6"> le seuil de temps au-delà duquel on considère qu’on a deux blocs séparés (par défaut 10 secondes). </text:span></text:p>
      <text:p text:style-name="P11"><text:span text:style-name="T6"><text:tab/></text:span><text:span text:style-name="T7">Trois autres fonctions ont pour but de faciliter le travail de l’opérateur : </text:span><text:span text:style-name="T16">extract</text:span><text:span text:style-name="T7">, </text:span><text:span text:style-name="T16">make_txt </text:span><text:span text:style-name="T7">et</text:span><text:span text:style-name="T16"> save</text:span><text:span text:style-name="T11">.</text:span><text:span text:style-name="T16"> extract</text:span><text:span text:style-name="T7"> permet de prendre en argument une liste de tuples et de ne garder qu’un seul élément de chaque tuple en en précisant l’indice, afin par exemple d’obtenir une liste de caractères ne contenant pas les temps associés. </text:span><text:span text:style-name="T16">make_txt</text:span><text:span text:style-name="T7"> permet de concaténer les caractères contenus séparément dans une liste en une seule longue chaîne de caractères, ce qui permettra à l’opérateur après la recherche développée en III de lire facilement les données extraites. </text:span><text:span text:style-name="T16">save</text:span><text:span text:style-name="T7"> permet de sauvegarder les données traitées jusqu’alors contenues dans des variables Python sous forme d’un fichier externe. Le listes des tuples dont stockées dans des csv ; les chaînes de caractère dans des txt.</text:span></text:p>
      <text:p text:style-name="P12"><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 svg:font-family="'Times New Roman'" style:font-family-generic="roman"/>
    <style:font-face style:name="Arial Unicode MS1" svg:font-family="'Arial Unicode MS'" style:font-family-generic="swiss"/>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4T13:23:36.966419495</meta:creation-date>
    <dc:date>2022-05-14T19:02:39.774075047</dc:date>
    <meta:editing-duration>PT15M2S</meta:editing-duration>
    <meta:editing-cycles>3</meta:editing-cycles>
    <meta:generator>LibreOffice/7.1.5.2$MacOSX_X86_64 LibreOffice_project/85f04e9f809797b8199d13c421bd8a2b025d52b5</meta:generator>
    <meta:document-statistic meta:table-count="0" meta:image-count="0" meta:object-count="1" meta:page-count="2" meta:paragraph-count="22" meta:word-count="840" meta:character-count="5216" meta:non-whitespace-character-count="4376"/>
  </office:meta>
</office:document-meta>
</file>

<file path=Object 1/content.xml><?xml version="1.0" encoding="utf-8"?>
<math xmlns="http://www.w3.org/1998/Math/MathML" display="block">
  <semantics>
    <mrow>
      <mi>n</mi>
      <mo stretchy="false">×</mo>
      <mn>2</mn>
    </mrow>
    <annotation encoding="StarMath 5.0">n times 2</annotation>
  </semantics>
</math>
</file>